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rier" svg:font-family="Courrier"/>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P3"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text-properties officeooo:rsid="0001d2f3" officeooo:paragraph-rsid="0011602b"/>
    </style:style>
    <style:style style:name="P5" style:family="paragraph" style:parent-style-name="Standard">
      <style:text-properties fo:font-weight="normal" officeooo:rsid="0001d2f3" officeooo:paragraph-rsid="0011602b" style:font-weight-asian="normal" style:font-weight-complex="normal"/>
    </style:style>
    <style:style style:name="P6" style:family="paragraph" style:parent-style-name="Table_20_Contents">
      <style:paragraph-properties fo:text-align="center" style:justify-single-word="false"/>
      <style:text-properties style:font-name="Calibri" officeooo:rsid="000ce3ee" officeooo:paragraph-rsid="000ce3ee"/>
    </style:style>
    <style:style style:name="P7" style:family="paragraph" style:parent-style-name="Table_20_Contents">
      <style:paragraph-properties fo:text-align="center" style:justify-single-word="false"/>
      <style:text-properties style:font-name="Calibri" fo:font-size="14pt" officeooo:rsid="000ce3ee" officeooo:paragraph-rsid="000ce3ee" style:font-size-asian="14pt" style:font-size-complex="14pt"/>
    </style:style>
    <style:style style:name="P8" style:family="paragraph" style:parent-style-name="Table_20_Contents">
      <style:paragraph-properties fo:text-align="center" style:justify-single-word="false"/>
      <style:text-properties style:font-name="Calibri" fo:font-size="14pt" officeooo:rsid="0011602b" officeooo:paragraph-rsid="0011602b" style:font-size-asian="14pt" style:font-size-complex="14pt"/>
    </style:style>
    <style:style style:name="P9" style:family="paragraph" style:parent-style-name="Footer">
      <style:paragraph-properties fo:text-align="center" style:justify-single-word="false"/>
    </style:style>
    <style:style style:name="P10" style:family="paragraph" style:parent-style-name="Text_20_body">
      <style:text-properties officeooo:rsid="00076597" officeooo:paragraph-rsid="0011602b"/>
    </style:style>
    <style:style style:name="P11" style:family="paragraph" style:parent-style-name="Text_20_body">
      <style:text-properties officeooo:rsid="00076597" officeooo:paragraph-rsid="001447a6"/>
    </style:style>
    <style:style style:name="P12" style:family="paragraph" style:parent-style-name="Text_20_body">
      <style:text-properties officeooo:rsid="0005db9e" officeooo:paragraph-rsid="0011602b"/>
    </style:style>
    <style:style style:name="P13" style:family="paragraph" style:parent-style-name="Text_20_body">
      <style:text-properties officeooo:paragraph-rsid="0011602b"/>
    </style:style>
    <style:style style:name="P14" style:family="paragraph" style:parent-style-name="Text_20_body">
      <style:text-properties officeooo:paragraph-rsid="0016480c"/>
    </style:style>
    <style:style style:name="P15" style:family="paragraph" style:parent-style-name="Contents_20_Heading" style:master-page-name="MP0">
      <style:paragraph-properties style:page-number="auto" fo:break-before="page"/>
    </style:style>
    <style:style style:name="P16" style:family="paragraph" style:parent-style-name="Heading_20_2">
      <style:text-properties officeooo:paragraph-rsid="0011602b"/>
    </style:style>
    <style:style style:name="P17" style:family="paragraph" style:parent-style-name="Normal">
      <style:paragraph-properties>
        <style:tab-stops>
          <style:tab-stop style:position="17cm" style:type="right" style:leader-style="dotted" style:leader-text="."/>
        </style:tab-stops>
      </style:paragraph-properties>
    </style:style>
    <style:style style:name="P18" style:family="paragraph" style:parent-style-name="Text_20_body">
      <style:text-properties officeooo:paragraph-rsid="0016480c"/>
    </style:style>
    <style:style style:name="P19" style:family="paragraph" style:parent-style-name="Text_20_body">
      <style:text-properties officeooo:paragraph-rsid="0018fcbb"/>
    </style:style>
    <style:style style:name="P20" style:family="paragraph" style:parent-style-name="Text_20_body">
      <style:text-properties officeooo:paragraph-rsid="001c1674"/>
    </style:style>
    <style:style style:name="P21" style:family="paragraph" style:parent-style-name="Heading_20_3">
      <style:text-properties officeooo:paragraph-rsid="0011602b"/>
    </style:style>
    <style:style style:name="T1" style:family="text">
      <style:text-properties style:font-name="Calibri"/>
    </style:style>
    <style:style style:name="T2" style:family="text">
      <style:text-properties style:font-name="Calibri" officeooo:rsid="001447a6"/>
    </style:style>
    <style:style style:name="T3" style:family="text">
      <style:text-properties officeooo:rsid="0011602b"/>
    </style:style>
    <style:style style:name="T4" style:family="text">
      <style:text-properties officeooo:rsid="00076597"/>
    </style:style>
    <style:style style:name="T5" style:family="text">
      <style:text-properties officeooo:rsid="00027043"/>
    </style:style>
    <style:style style:name="T6" style:family="text">
      <style:text-properties fo:font-weight="bold" officeooo:rsid="00027043"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16480c" style:font-style-asian="italic" style:font-style-complex="italic"/>
    </style:style>
    <style:style style:name="T10" style:family="text">
      <style:text-properties officeooo:rsid="00131224"/>
    </style:style>
    <style:style style:name="T11" style:family="text">
      <style:text-properties officeooo:rsid="0015350e"/>
    </style:style>
    <style:style style:name="T12" style:family="text">
      <style:text-properties fo:font-style="normal" officeooo:rsid="0016480c" style:font-style-asian="normal" style:font-style-complex="normal"/>
    </style:style>
    <style:style style:name="T13" style:family="text">
      <style:text-properties fo:font-style="normal" officeooo:rsid="0018fcbb" style:font-style-asian="normal" style:font-style-complex="normal"/>
    </style:style>
    <style:style style:name="T14" style:family="text">
      <style:text-properties fo:font-style="normal" officeooo:rsid="00096872" style:font-style-asian="normal" style:font-style-complex="normal"/>
    </style:style>
    <style:style style:name="T15" style:family="text">
      <style:text-properties fo:font-style="normal" officeooo:rsid="0019bbab" style:font-style-asian="normal" style:font-style-complex="normal"/>
    </style:style>
    <style:style style:name="T16" style:family="text">
      <style:text-properties fo:font-style="normal" officeooo:rsid="001c1674" style:font-style-asian="normal" style:font-style-complex="normal"/>
    </style:style>
    <style:style style:name="T17" style:family="text">
      <style:text-properties fo:font-style="normal" officeooo:rsid="001cf857" style:font-style-asian="normal" style:font-style-complex="normal"/>
    </style:style>
    <style:style style:name="T18" style:family="text">
      <style:text-properties officeooo:rsid="0019bba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5">Table des matières</text:p>
          </text:index-title>
          <text:p text:style-name="P17"><text:a xlink:type="simple" xlink:href="#__RefHeading___Toc177_1474469785">Arrêt : dans quel état?<text:tab/>1</text:a></text:p>
          <text:p text:style-name="P17"><text:a xlink:type="simple" xlink:href="#__RefHeading___Toc179_1474469785">Clonages / Instantanés :<text:tab/>1</text:a></text:p>
          <text:p text:style-name="P17"><text:a xlink:type="simple" xlink:href="#__RefHeading___Toc181_1474469785">1. Instantané<text:tab/>1</text:a></text:p>
          <text:p text:style-name="P17"><text:a xlink:type="simple" xlink:href="#__RefHeading___Toc183_1474469785">2. Clonage intégral<text:tab/>1</text:a></text:p>
          <text:p text:style-name="P17"><text:a xlink:type="simple" xlink:href="#__RefHeading___Toc222_1474469785">3. Clonage lié<text:tab/>2</text:a></text:p>
        </text:index-body>
      </text:table-of-content>
      <text:p text:style-name="Standard"/>
      <text:p text:style-name="P3"/>
      <text:p text:style-name="P3"/>
      <text:h text:style-name="P16" text:outline-level="2"><text:bookmark-start text:name="__RefHeading___Toc177_1474469785"/>Arrêt : dans quel état?<text:bookmark-end text:name="__RefHeading___Toc177_1474469785"/></text:h>
      <text:p text:style-name="P13"/>
      <text:p text:style-name="P4">1. VirtualBox enregistre la configuration de la machine virtuelle <text:span text:style-name="T3">si on choisit </text:span><text:span text:style-name="T6">Enregistrer l’état de la machine.</text:span></text:p>
      <text:p text:style-name="P4"/>
      <text:p text:style-name="P4">2. VirtualBox éteint le système invité <text:span text:style-name="T5">pour la proposition </text:span><text:span text:style-name="T6">Envoyer le signal d’extinction</text:span><text:span text:style-name="T5">.</text:span></text:p>
      <text:p text:style-name="P4"/>
      <text:p text:style-name="P4">3. VirtualBox éteint la machine virtuelle <text:span text:style-name="T5">pour la proposition</text:span><text:span text:style-name="T6"> Éteindre la machine</text:span><text:span text:style-name="T7">.</text:span></text:p>
      <text:p text:style-name="P5"/>
      <text:h text:style-name="P16" text:outline-level="2"><text:bookmark-start text:name="__RefHeading___Toc179_1474469785"/>Clonages / Instantanés :<text:bookmark-end text:name="__RefHeading___Toc179_1474469785"/></text:h>
      <text:h text:style-name="P21" text:outline-level="3"><text:bookmark-start text:name="__RefHeading___Toc181_1474469785"/><text:span text:style-name="T18">1</text:span>. <text:span text:style-name="T3">Instantané</text:span><text:bookmark-end text:name="__RefHeading___Toc181_1474469785"/></text:h>
      <text:p text:style-name="P12">b) Lorsque qu<text:span text:style-name="T3">e l’</text:span>on relance la VM, on remarque que le fichier qui évolue est le fichier <text:span text:style-name="T8">snapshot</text:span></text:p>
      <text:p text:style-name="P12">c) On effectue des modifications sur notre VM (on installe un paquet)</text:p>
      <text:p text:style-name="P12">d) On refait un instantané avec machine → prendre un instantané</text:p>
      <text:p text:style-name="P12">e) Oui, on peut le faire sur une VM en marche</text:p>
      <text:p text:style-name="P12">f) On restaure notre VM dans un état précédent avec l’instantané </text:p>
      <text:p text:style-name="P12">g) Lorsqu’on supprime un instantané, on remarque que cela supprime les fichiers du dossier Snapshot qui sont propre<text:span text:style-name="T3">s</text:span> à l’instantané supprimé.</text:p>
      <text:h text:style-name="P21" text:outline-level="3"><text:bookmark-start text:name="__RefHeading___Toc183_1474469785"/><text:span text:style-name="T18">2</text:span>. Clonage intégral<text:bookmark-end text:name="__RefHeading___Toc183_1474469785"/></text:h>
      <text:p text:style-name="P12">a) On créer un clone inté<text:span text:style-name="T3">g</text:span>ral de la VM par Instantanés, Créer un clone. </text:p>
      <text:p text:style-name="P12">b) On regarde les fichiers contenus dans les 2 dossiers de ces VM <text:span text:style-name="T4">et on remarque qu’une troisième machine virtuelle se créée (le clone de Debian 2). On remarque également qu’il y a la machine virtuelle et le dossier snapshot avec tout les dossiers inclus.</text:span></text:p>
      <text:p text:style-name="P10"><text:soft-page-break/>c) On lance la <text:span text:style-name="T10">VM</text:span> clone et on remarque que un nouveau fichier logs se créer pour la machine Clone de Debian2.</text:p>
      <text:p text:style-name="P10">d) On lance maintenant l’autre VM (Debian2) et on remarque que un autre fichier log se créer aussi.</text:p>
      <text:p text:style-name="P10"><text:span text:style-name="Police_20_par_20_défaut"><text:span text:style-name="T1">e) Oui, nous pouvons changer l’architecture matérielle de la VM source.</text:span></text:span></text:p>
      <text:p text:style-name="P11"><text:span text:style-name="Police_20_par_20_défaut"><text:span text:style-name="T2">f) Oui, il est possible de modifier les propriétés matérielles de la VM clonée.</text:span></text:span></text:p>
      <text:p text:style-name="P11"><text:span text:style-name="Police_20_par_20_défaut"><text:span text:style-name="T2">g) Il n’y aucun élément bloqué.</text:span></text:span></text:p>
      <text:p text:style-name="P11"><text:span text:style-name="Police_20_par_20_défaut"><text:span text:style-name="T2">h) Oui, on peut supprimer les 2 VM dans n’importe quel ordre.</text:span></text:span></text:p>
      <text:h text:style-name="Heading_20_3" text:outline-level="3"><text:bookmark-start text:name="__RefHeading___Toc222_1474469785"/><text:span text:style-name="Police_20_par_20_défaut"><text:span text:style-name="T18">3</text:span></text:span><text:span text:style-name="Police_20_par_20_défaut">. Clonage lié</text:span><text:bookmark-end text:name="__RefHeading___Toc222_1474469785"/></text:h>
      <text:p text:style-name="Text_20_body"><text:span text:style-name="Police_20_par_20_défaut">b) </text:span><text:span text:style-name="Police_20_par_20_défaut"><text:span text:style-name="T11">Le dossier snapshot de la VM clonée contient l’instantané de la machine liée. Tant qu’on ne les démarre pas et on ne les utilise pas, ils sont identiques.</text:span></text:span></text:p>
      <text:p text:style-name="P14"><text:span text:style-name="Police_20_par_20_défaut"><text:span text:style-name="T11">d) La machine d’origine possède les fichiers de chaque machine qui a été clonée à partir de la machine d’origine.</text:span></text:span></text:p>
      <text:p text:style-name="P14"><text:span text:style-name="Police_20_par_20_défaut"><text:span text:style-name="T11"><text:s/>e) Quand on démarre la machine, un fichier </text:span></text:span><text:span text:style-name="Police_20_par_20_défaut"><text:span text:style-name="T9">logs</text:span></text:span><text:span text:style-name="Police_20_par_20_défaut"><text:span text:style-name="T12"> apparaît.</text:span></text:span></text:p>
      <text:p text:style-name="P19"><text:span text:style-name="Police_20_par_20_défaut"><text:span text:style-name="T13">f) </text:span></text:span><text:span text:style-name="Police_20_par_20_défaut"><text:span text:style-name="T14">Quand on démarre la machine lié</text:span></text:span><text:span text:style-name="Police_20_par_20_défaut"><text:span text:style-name="T13">e</text:span></text:span><text:span text:style-name="Police_20_par_20_défaut"><text:span text:style-name="T14"> à la machine source, les fichiers se modifient dans les dossiers de la machine source.</text:span></text:span></text:p>
      <text:p text:style-name="P19"><text:span text:style-name="Police_20_par_20_défaut"><text:span text:style-name="T13">g) On peut changer les composants de la VM d’origine sans problème.</text:span></text:span></text:p>
      <text:p text:style-name="P19"><text:span text:style-name="Police_20_par_20_défaut"><text:span text:style-name="T13">h) On peut aussi changer la configuration de la VM clone sans problème.</text:span></text:span></text:p>
      <text:p text:style-name="P19"><text:span text:style-name="Police_20_par_20_défaut"><text:span text:style-name="T13">i) Tant qu’une machine possède des clones, il faut supprimer les clones d’abord puis la VM source. On ne peut pas </text:span></text:span><text:span text:style-name="Police_20_par_20_défaut"><text:span text:style-name="T15">les supprimer dans le désordre.</text:span></text:span></text:p>
      <text:h text:style-name="Heading_20_1" text:outline-level="1"><text:span text:style-name="Police_20_par_20_défaut">4. Comparatif</text:span></text:h>
      <text:p text:style-name="P20"><text:span text:style-name="Police_20_par_20_défaut"><text:span text:style-name="T16">1) Un clone intégral permet de dupliquer totalement une machine virtuelle et de l’utiliser de façon indépendante par rapport à la machine d’origine.</text:span></text:span></text:p>
      <text:p text:style-name="P20"><text:span text:style-name="Police_20_par_20_défaut"><text:span text:style-name="T16">2) Un clone lié permet d’</text:span></text:span><text:span text:style-name="Police_20_par_20_défaut"><text:span text:style-name="T17">utiliser le même système d’exploitation </text:span></text:span><text:span text:style-name="Police_20_par_20_défaut"><text:span text:style-name="T16"><text:s/></text:span></text:span><text:span text:style-name="Police_20_par_20_défaut"><text:span text:style-name="T17">que la machine mère, sans occuper davantage d’espace disque pour l’OS. Sa particularité est d’utiliser un disque virtuel plus petit pour stocker uniquement les différences qu’elles possède avec la machine mè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rier" svg:font-family="Courrier"/>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Calibri" fo:font-family="Calibri"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sole" style:family="paragraph" style:parent-style-name="Standard">
      <loext:graphic-properties draw:fill="solid" draw:fill-color="#333333" draw:opacity="100%"/>
      <style:paragraph-properties fo:hyphenation-ladder-count="no-limit" fo:background-color="#333333"/>
      <style:text-properties style:font-name="Courrier" fo:font-family="Courrier" fo:font-size="10pt" fo:background-color="#333333"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MP1" style:family="paragraph" style:parent-style-name="Standard">
      <style:paragraph-properties>
        <style:tab-stops>
          <style:tab-stop style:position="8.5cm" style:type="center"/>
          <style:tab-stop style:position="17cm" style:type="right"/>
        </style:tab-stops>
      </style:paragraph-properties>
    </style:style>
    <style:style style:name="MP2" style:family="paragraph" style:parent-style-name="Table_20_Contents">
      <style:paragraph-properties fo:text-align="center" style:justify-single-word="false"/>
      <style:text-properties style:font-name="Calibri" officeooo:rsid="000ce3ee" officeooo:paragraph-rsid="000ce3ee"/>
    </style:style>
    <style:style style:name="MP3" style:family="paragraph" style:parent-style-name="Table_20_Contents">
      <style:paragraph-properties fo:text-align="center" style:justify-single-word="false"/>
      <style:text-properties style:font-name="Calibri" fo:font-size="14pt" officeooo:rsid="000ce3ee" officeooo:paragraph-rsid="000ce3ee" style:font-size-asian="14pt" style:font-size-complex="14pt"/>
    </style:style>
    <style:style style:name="MP4" style:family="paragraph" style:parent-style-name="Table_20_Contents">
      <style:paragraph-properties fo:text-align="center" style:justify-single-word="false"/>
      <style:text-properties style:font-name="Calibri" fo:font-size="14pt" officeooo:rsid="0011602b" officeooo:paragraph-rsid="0011602b" style:font-size-asian="14pt" style:font-size-complex="14pt"/>
    </style:style>
    <style:style style:name="MP5"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MP6" style:family="paragraph" style:parent-style-name="Footer">
      <style:paragraph-properties fo:text-align="center" style:justify-single-word="false"/>
    </style:style>
    <style:style style:name="MT1" style:family="text">
      <style:text-properties style:font-name="Calibri"/>
    </style:style>
    <style:style style:name="MT2" style:family="text">
      <style:text-properties officeooo:rsid="0011602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MP1"><text:span text:style-name="Police_20_par_20_défaut"><text:span text:style-name="MT1"/></text:span></text:p>
        <table:table table:name="Tableau1" table:style-name="Tableau1">
          <table:table-column table:style-name="Tableau1.A"/>
          <table:table-row>
            <table:table-cell table:style-name="Tableau1.A1" office:value-type="string">
              <text:p text:style-name="MP2"><text:span text:style-name="Police_20_par_20_défaut"><text:span text:style-name="MT1">Edouard TOUZAN<text:tab/> <text:s text:c="107"/><text:tab/></text:span></text:span><text:span text:style-name="Police_20_par_20_défaut"><text:span text:style-name="MT1"><text:date style:data-style-name="N37" text:date-value="2019-05-10T14:50:05.159156466" text:fixed="true">10/05/19</text:date></text:span></text:span></text:p>
              <text:p text:style-name="MP3">M<text:span text:style-name="MT2">2102</text:span> – TP n°<text:span text:style-name="MT2">2</text:span></text:p>
              <text:p text:style-name="MP4">TP3-4: Prise en main VirtualBox - SUITE</text:p>
            </table:table-cell>
          </table:table-row>
        </table:table>
        <text:p text:style-name="MP5"><text:span text:style-name="Police_20_par_20_défaut"><text:span text:style-name="MT1"/></text:span></text:p>
      </style:header>
      <style:footer>
        <text:p text:style-name="MP6"><text:span text:style-name="Police_20_par_20_défaut"><text:span text:style-name="MT1"><text:page-number text:select-page="current">1</text:page-number></text:span></text:span><text:span text:style-name="Police_20_par_20_défaut"><text:span text:style-name="MT1">/</text:span></text:span><text:span text:style-name="Police_20_par_20_défaut"><text:span text:style-name="MT1"><text:page-count>2</text:page-count></text:span></text:span></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9-05-10T14:50:05.417167517</meta:creation-date>
    <meta:editing-cycles>9</meta:editing-cycles>
    <meta:editing-duration>PT59M8S</meta:editing-duration>
    <dc:date>2019-05-10T16:53:30.891269369</dc:date>
    <meta:document-statistic meta:table-count="1" meta:image-count="0" meta:object-count="0" meta:page-count="2" meta:paragraph-count="42" meta:word-count="522" meta:character-count="3113" meta:non-whitespace-character-count="2519"/>
  </office:meta>
</office:document-meta>
</file>